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6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34])" office:value-type="float" office:value="44">
            <text:p>44</text:p>
          </table:table-cell>
          <table:table-cell table:style-name="ce12" table:formula="of:=SUMPRODUCT([.$G6:.$G34];[.H6:.H34])" office:value-type="float" office:value="10.925">
            <text:p>10.93</text:p>
          </table:table-cell>
          <table:table-cell table:style-name="ce12" table:formula="of:=SUMPRODUCT([.$G6:.$G34];[.I6:.I34])" office:value-type="float" office:value="7.165">
            <text:p>7.17</text:p>
          </table:table-cell>
          <table:table-cell table:style-name="ce12" table:formula="of:=SUMPRODUCT([.$G6:.$G34];[.J6:.J34])" office:value-type="float" office:value="5.469">
            <text:p>5.47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21T09:38:25</dc:date>
    <dc:creator>chris </dc:creator>
    <meta:editing-duration>P2DT6H18M4S</meta:editing-duration>
    <meta:editing-cycles>228</meta:editing-cycles>
    <meta:generator>LibreOffice/3.5$Linux_x86 LibreOffice_project/350m1$Build-2</meta:generator>
    <meta:document-statistic meta:table-count="3" meta:cell-count="303" meta:object-count="0"/>
  </office:meta>
</office:document-meta>
</file>